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EmojiFon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style:font-name="Arial" fo:font-size="11.5pt" fo:language="de" fo:country="DE" fo:font-weight="bold" style:font-size-asian="10.5pt"/>
    </style:style>
    <style:style style:name="P2" style:family="paragraph" style:parent-style-name="Text_20_body">
      <style:paragraph-properties fo:margin-top="0in" fo:margin-bottom="0in" loext:contextual-spacing="false" fo:line-height="138%" style:writing-mode="lr-tb"/>
      <style:text-properties style:font-name="Arial" fo:font-size="11.5pt" fo:language="de" fo:country="DE" style:font-size-asian="10.5pt"/>
    </style:style>
    <style:style style:name="P3" style:family="paragraph" style:parent-style-name="Text_20_body">
      <style:paragraph-properties fo:margin-left="0.4165in" fo:margin-right="0in" fo:margin-top="0in" fo:margin-bottom="0in" loext:contextual-spacing="false" fo:line-height="138%" fo:text-indent="0in" style:auto-text-indent="false" style:writing-mode="lr-tb"/>
      <style:text-properties style:font-name="Arial" fo:font-size="11.5pt" fo:language="de" fo:country="DE" style:font-size-asian="10.5pt"/>
    </style:style>
    <style:style style:name="P4" style:family="paragraph" style:parent-style-name="Text_20_body">
      <style:paragraph-properties fo:margin-left="0.4165in" fo:margin-right="0in" fo:margin-top="0in" fo:margin-bottom="0in" loext:contextual-spacing="false" fo:line-height="138%" fo:text-indent="0in" style:auto-text-indent="false" style:writing-mode="lr-tb"/>
      <style:text-properties fo:language="de" fo:country="DE" style:font-size-asian="10.5pt"/>
    </style:style>
    <style:style style:name="P5" style:family="paragraph" style:parent-style-name="Standard">
      <style:text-properties fo:language="de" fo:country="DE" style:font-size-asian="10.5pt"/>
    </style:style>
    <style:style style:name="P6" style:family="paragraph" style:parent-style-name="Standard" style:master-page-name="">
      <loext:graphic-properties draw:fill="none"/>
      <style:paragraph-properties fo:margin-left="1in" fo:margin-right="1in" fo:line-height="115%" fo:text-indent="0in" style:auto-text-indent="false" style:page-number="auto" fo:background-color="transparent">
        <style:tab-stops>
          <style:tab-stop style:position="4.6874in" style:type="right"/>
        </style:tab-stops>
      </style:paragraph-properties>
      <style:text-properties fo:language="de" fo:country="DE" officeooo:rsid="001c507c" officeooo:paragraph-rsid="001c507c" style:font-size-asian="10.5pt"/>
    </style:style>
    <style:style style:name="P7" style:family="paragraph" style:parent-style-name="Standard">
      <loext:graphic-properties draw:fill="none"/>
      <style:paragraph-properties fo:margin-left="1in" fo:margin-right="1in" fo:margin-top="0in" fo:margin-bottom="0in" loext:contextual-spacing="false" fo:line-height="115%" fo:text-indent="0in" style:auto-text-indent="false" fo:background-color="transparent">
        <style:tab-stops>
          <style:tab-stop style:position="4.6874in" style:type="right"/>
        </style:tab-stops>
      </style:paragraph-properties>
      <style:text-properties fo:language="de" fo:country="DE" officeooo:rsid="001dc683" officeooo:paragraph-rsid="001dc683" style:font-size-asian="10.5pt"/>
    </style:style>
    <style:style style:name="P8" style:family="paragraph" style:parent-style-name="Standard">
      <loext:graphic-properties draw:fill="none"/>
      <style:paragraph-properties fo:margin-left="1in" fo:margin-right="1in" fo:margin-top="0in" fo:margin-bottom="0in" loext:contextual-spacing="false" fo:line-height="115%" fo:text-indent="0in" style:auto-text-indent="false" fo:background-color="transparent">
        <style:tab-stops>
          <style:tab-stop style:position="4.6874in" style:type="right"/>
        </style:tab-stops>
      </style:paragraph-properties>
      <style:text-properties fo:language="de" fo:country="DE" officeooo:rsid="002123fe" officeooo:paragraph-rsid="00220f24" style:font-size-asian="10.5pt"/>
    </style:style>
    <style:style style:name="P9" style:family="paragraph" style:parent-style-name="Standard">
      <loext:graphic-properties draw:fill="none"/>
      <style:paragraph-properties fo:margin-left="1in" fo:margin-right="1in" fo:margin-top="0in" fo:margin-bottom="0in" loext:contextual-spacing="false" fo:line-height="115%" fo:text-indent="0in" style:auto-text-indent="false" fo:background-color="transparent">
        <style:tab-stops>
          <style:tab-stop style:position="4.6874in" style:type="right"/>
        </style:tab-stops>
      </style:paragraph-properties>
      <style:text-properties fo:language="de" fo:country="DE" officeooo:rsid="00287a3d" officeooo:paragraph-rsid="00287a3d" style:font-size-asian="10.5pt"/>
    </style:style>
    <style:style style:name="P10" style:family="paragraph" style:parent-style-name="Standard">
      <loext:graphic-properties draw:fill="none"/>
      <style:paragraph-properties fo:margin-left="1in" fo:margin-right="1in" fo:margin-top="0in" fo:margin-bottom="0in" loext:contextual-spacing="false" fo:line-height="115%" fo:text-indent="0in" style:auto-text-indent="false" fo:background-color="transparent">
        <style:tab-stops>
          <style:tab-stop style:position="4.6874in" style:type="right"/>
        </style:tab-stops>
      </style:paragraph-properties>
      <style:text-properties fo:language="de" fo:country="DE" fo:font-style="italic" officeooo:rsid="001ecd6d" officeooo:paragraph-rsid="001ecd6d" style:font-size-asian="10.5pt" style:font-style-asian="italic" style:font-style-complex="italic"/>
    </style:style>
    <style:style style:name="P11" style:family="paragraph" style:parent-style-name="Standard">
      <loext:graphic-properties draw:fill="none"/>
      <style:paragraph-properties fo:margin-left="1in" fo:margin-right="1in" fo:margin-top="0.1189in" fo:margin-bottom="0.1189in" loext:contextual-spacing="false" fo:line-height="115%" fo:text-indent="0in" style:auto-text-indent="false" fo:background-color="transparent">
        <style:tab-stops>
          <style:tab-stop style:position="4.6874in" style:type="right"/>
        </style:tab-stops>
      </style:paragraph-properties>
      <style:text-properties fo:language="de" fo:country="DE" officeooo:rsid="001dc683" officeooo:paragraph-rsid="001dc683" style:font-size-asian="10.5pt"/>
    </style:style>
    <style:style style:name="P12" style:family="paragraph" style:parent-style-name="Standard">
      <loext:graphic-properties draw:fill="none"/>
      <style:paragraph-properties fo:margin-left="1in" fo:margin-right="1in" fo:margin-top="0.1189in" fo:margin-bottom="0.1189in" loext:contextual-spacing="false" fo:line-height="115%" fo:text-indent="0in" style:auto-text-indent="false" fo:background-color="transparent">
        <style:tab-stops>
          <style:tab-stop style:position="4.6874in" style:type="right"/>
        </style:tab-stops>
      </style:paragraph-properties>
      <style:text-properties fo:language="de" fo:country="DE" officeooo:rsid="001dc683" officeooo:paragraph-rsid="002123fe" style:font-size-asian="10.5pt"/>
    </style:style>
    <style:style style:name="P13" style:family="paragraph" style:parent-style-name="Standard">
      <loext:graphic-properties draw:fill="none"/>
      <style:paragraph-properties fo:margin-left="1in" fo:margin-right="1in" fo:margin-top="0.1189in" fo:margin-bottom="0.1189in" loext:contextual-spacing="false" fo:line-height="115%" fo:text-indent="0in" style:auto-text-indent="false" fo:background-color="transparent">
        <style:tab-stops>
          <style:tab-stop style:position="4.6874in" style:type="right"/>
        </style:tab-stops>
      </style:paragraph-properties>
      <style:text-properties fo:language="de" fo:country="DE" officeooo:rsid="002123fe" officeooo:paragraph-rsid="00220f24" style:font-size-asian="10.5pt"/>
    </style:style>
    <style:style style:name="P14" style:family="paragraph" style:parent-style-name="Standard">
      <loext:graphic-properties draw:fill="none"/>
      <style:paragraph-properties fo:margin-left="1in" fo:margin-right="1in" fo:margin-top="0.1189in" fo:margin-bottom="0.1189in" loext:contextual-spacing="false" fo:line-height="115%" fo:text-indent="0in" style:auto-text-indent="false" fo:background-color="transparent">
        <style:tab-stops>
          <style:tab-stop style:position="4.6874in" style:type="right"/>
        </style:tab-stops>
      </style:paragraph-properties>
      <style:text-properties fo:language="de" fo:country="DE" officeooo:rsid="001cdab5" officeooo:paragraph-rsid="00287a3d" style:font-size-asian="10.5pt"/>
    </style:style>
    <style:style style:name="P15" style:family="paragraph" style:parent-style-name="Standard">
      <loext:graphic-properties draw:fill="none"/>
      <style:paragraph-properties fo:margin-left="1in" fo:margin-right="1in" fo:margin-top="0.1583in" fo:margin-bottom="0.1583in" loext:contextual-spacing="false" fo:line-height="115%" fo:text-indent="0in" style:auto-text-indent="false" fo:background-color="transparent">
        <style:tab-stops>
          <style:tab-stop style:position="4.6874in" style:type="right"/>
        </style:tab-stops>
      </style:paragraph-properties>
      <style:text-properties fo:language="de" fo:country="DE" style:text-underline-style="solid" style:text-underline-width="auto" style:text-underline-color="font-color" fo:font-weight="bold" officeooo:rsid="00287a3d" officeooo:paragraph-rsid="00287a3d" style:font-size-asian="10.5pt" style:font-weight-asian="bold" style:font-weight-complex="bold"/>
    </style:style>
    <style:style style:name="P16" style:family="paragraph" style:parent-style-name="Standard">
      <loext:graphic-properties draw:fill="none"/>
      <style:paragraph-properties fo:margin-left="1in" fo:margin-right="1in" fo:margin-top="0.0791in" fo:margin-bottom="0.0791in" loext:contextual-spacing="false" fo:line-height="115%" fo:text-indent="0in" style:auto-text-indent="false" fo:background-color="transparent">
        <style:tab-stops>
          <style:tab-stop style:position="4.6874in" style:type="right"/>
        </style:tab-stops>
      </style:paragraph-properties>
      <style:text-properties fo:language="de" fo:country="DE" fo:font-style="normal" officeooo:rsid="001dc683" officeooo:paragraph-rsid="001dc683" style:font-size-asian="10.5pt" style:font-style-asian="normal" style:font-style-complex="normal"/>
    </style:style>
    <style:style style:name="P17" style:family="paragraph" style:parent-style-name="Standard">
      <loext:graphic-properties draw:fill="none"/>
      <style:paragraph-properties fo:margin-left="1in" fo:margin-right="1in" fo:margin-top="0in" fo:margin-bottom="0in" loext:contextual-spacing="false" fo:line-height="115%" fo:text-indent="0in" style:auto-text-indent="false" fo:background-color="transparent">
        <style:tab-stops>
          <style:tab-stop style:position="4.6874in" style:type="right"/>
        </style:tab-stops>
      </style:paragraph-properties>
      <style:text-properties fo:language="de" fo:country="DE" fo:font-style="normal" officeooo:rsid="001dc683" officeooo:paragraph-rsid="002123fe" style:font-size-asian="10.5pt" style:font-style-asian="normal" style:font-style-complex="normal"/>
    </style:style>
    <style:style style:name="P18" style:family="paragraph" style:parent-style-name="Standard">
      <loext:graphic-properties draw:fill="none"/>
      <style:paragraph-properties fo:margin-left="1in" fo:margin-right="1in" fo:margin-top="0in" fo:margin-bottom="0in" loext:contextual-spacing="false" fo:line-height="115%" fo:text-indent="0in" style:auto-text-indent="false" fo:background-color="transparent">
        <style:tab-stops>
          <style:tab-stop style:position="4.6874in" style:type="right"/>
        </style:tab-stops>
      </style:paragraph-properties>
      <style:text-properties fo:language="de" fo:country="DE" fo:font-style="normal" officeooo:rsid="001ecd6d" officeooo:paragraph-rsid="001ecd6d" style:font-size-asian="10.5pt" style:font-style-asian="normal" style:font-style-complex="normal"/>
    </style:style>
    <style:style style:name="P19" style:family="paragraph" style:parent-style-name="Standard">
      <loext:graphic-properties draw:fill="none"/>
      <style:paragraph-properties fo:margin-left="1in" fo:margin-right="1in" fo:margin-top="0in" fo:margin-bottom="0in" loext:contextual-spacing="false" fo:line-height="115%" fo:text-indent="0in" style:auto-text-indent="false" fo:background-color="transparent">
        <style:tab-stops>
          <style:tab-stop style:position="4.6874in" style:type="right"/>
        </style:tab-stops>
      </style:paragraph-properties>
      <style:text-properties fo:language="de" fo:country="DE" fo:font-style="normal" style:text-underline-style="solid" style:text-underline-width="auto" style:text-underline-color="font-color" fo:font-weight="bold" officeooo:rsid="002123fe" officeooo:paragraph-rsid="002123fe" style:font-size-asian="10.5pt" style:font-style-asian="normal" style:font-weight-asian="bold" style:font-style-complex="normal" style:font-weight-complex="bold"/>
    </style:style>
    <style:style style:name="P20" style:family="paragraph" style:parent-style-name="Standard">
      <loext:graphic-properties draw:fill="none"/>
      <style:paragraph-properties fo:margin-left="1in" fo:margin-right="1in" fo:margin-top="0.1189in" fo:margin-bottom="0.1189in" loext:contextual-spacing="false" fo:line-height="115%" fo:text-indent="0in" style:auto-text-indent="false" fo:background-color="transparent">
        <style:tab-stops>
          <style:tab-stop style:position="4.6874in" style:type="right"/>
        </style:tab-stops>
      </style:paragraph-properties>
      <style:text-properties fo:language="de" fo:country="DE" fo:font-style="normal" style:text-underline-style="solid" style:text-underline-width="auto" style:text-underline-color="font-color" fo:font-weight="bold" officeooo:rsid="002123fe" officeooo:paragraph-rsid="002123fe" style:font-size-asian="10.5pt" style:font-style-asian="normal" style:font-weight-asian="bold" style:font-style-complex="normal" style:font-weight-complex="bold"/>
    </style:style>
    <style:style style:name="P21" style:family="paragraph" style:parent-style-name="Standard">
      <style:paragraph-properties fo:line-height="115%"/>
      <style:text-properties fo:language="de" fo:country="DE" fo:font-style="normal" officeooo:rsid="0020c2ae" officeooo:paragraph-rsid="001cdab5" style:font-size-asian="10.5pt" style:font-style-asian="normal" style:font-style-complex="normal"/>
    </style:style>
    <style:style style:name="P22" style:family="paragraph" style:parent-style-name="Standard">
      <style:paragraph-properties fo:line-height="115%"/>
      <style:text-properties fo:language="de" fo:country="DE" fo:font-style="normal" officeooo:rsid="00287a3d" officeooo:paragraph-rsid="00287a3d" style:font-size-asian="10.5pt" style:font-style-asian="normal" style:font-style-complex="normal"/>
    </style:style>
    <style:style style:name="T1" style:family="text">
      <style:text-properties style:font-name="Arial" fo:font-size="11.5pt"/>
    </style:style>
    <style:style style:name="T2" style:family="text">
      <style:text-properties style:font-name="Arial" fo:font-size="11.5pt" fo:font-style="italic"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1ecd6d" style:font-style-asian="italic" style:font-style-complex="italic"/>
    </style:style>
    <style:style style:name="T5" style:family="text">
      <style:text-properties fo:font-style="italic" officeooo:rsid="0025d77d"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font-style="normal" officeooo:rsid="001e76ed" style:font-style-asian="normal" style:font-style-complex="normal"/>
    </style:style>
    <style:style style:name="T9" style:family="text">
      <style:text-properties fo:font-style="normal" officeooo:rsid="0020c2ae" style:font-style-asian="normal" style:font-style-complex="normal"/>
    </style:style>
    <style:style style:name="T10" style:family="text">
      <style:text-properties fo:font-style="normal" officeooo:rsid="001ecd6d" style:font-style-asian="normal" style:font-style-complex="normal"/>
    </style:style>
    <style:style style:name="T11" style:family="text">
      <style:text-properties fo:font-style="normal" officeooo:rsid="00220f24" style:font-style-asian="normal" style:font-style-complex="normal"/>
    </style:style>
    <style:style style:name="T12" style:family="text">
      <style:text-properties fo:font-style="normal" officeooo:rsid="00238039" style:font-style-asian="normal" style:font-style-complex="normal"/>
    </style:style>
    <style:style style:name="T13" style:family="text">
      <style:text-properties fo:font-style="normal" officeooo:rsid="00255f13" style:font-style-asian="normal" style:font-style-complex="normal"/>
    </style:style>
    <style:style style:name="T14" style:family="text">
      <style:text-properties fo:font-style="normal" officeooo:rsid="0025d77d" style:font-style-asian="normal" style:font-style-complex="normal"/>
    </style:style>
    <style:style style:name="T15" style:family="text">
      <style:text-properties fo:font-style="normal" officeooo:rsid="00268196" style:font-style-asian="normal" style:font-style-complex="normal"/>
    </style:style>
    <style:style style:name="T16" style:family="text">
      <style:text-properties fo:font-style="normal" officeooo:rsid="00287a3d" style:font-style-asian="normal" style:font-style-complex="normal"/>
    </style:style>
    <style:style style:name="T17" style:family="text">
      <style:text-properties fo:font-style="normal" officeooo:rsid="002970dd" style:font-style-asian="normal" style:font-style-complex="normal"/>
    </style:style>
    <style:style style:name="T18" style:family="text">
      <style:text-properties fo:font-style="normal" officeooo:rsid="002b5e11" style:font-style-asian="normal" style:font-style-complex="normal"/>
    </style:style>
    <style:style style:name="T19" style:family="text">
      <style:text-properties fo:font-style="normal" officeooo:rsid="002c1984"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chschulpreis DM HfK</text:p>
      <text:p text:style-name="P2">Um euch für den Hochschulpreis Digitale Medien der Hochschule für Künste zu bewerben, schickt mir bitte folgende Dinge:</text:p>
      <text:p text:style-name="P4">☐ <text:span text:style-name="T1">Titel des Projekts,</text:span></text:p>
      <text:p text:style-name="P4">☐ <text:span text:style-name="T1">eure(n) Namen,</text:span></text:p>
      <text:p text:style-name="P4">☐ <text:span text:style-name="T1">einen kurzen Beschreibungstext max. 600 Zeichen,</text:span></text:p>
      <text:p text:style-name="P4">☐ <text:span text:style-name="T1">die Raumnummer,</text:span></text:p>
      <text:p text:style-name="P4">☐ <text:span text:style-name="T1">Handynummer(n) und Mailadresse(n).</text:span></text:p>
      <text:p text:style-name="P4"><text:span text:style-name="T1">Bitte </text:span><text:span text:style-name="T2">keine</text:span><text:span text:style-name="T6"> </text:span><text:span text:style-name="T1">Nennung der Lehrenden.</text:span></text:p>
      <text:p text:style-name="P3">Für diesen Preis können sich nur an der HfK eingeschriebene Studierende der Digitalen Medien bewerben.</text:p>
      <text:p text:style-name="P5"/>
      <text:p text:style-name="P5"/>
      <text:p text:style-name="P5"/>
      <text:p text:style-name="P6">Titel des Projekts: <text:tab/><text:span text:style-name="T3">Debris</text:span></text:p>
      <text:p text:style-name="P16">Künstler:<text:tab/>David Unland (HfK)</text:p>
      <text:p text:style-name="P7"><text:span text:style-name="T7">Raum:<text:tab/>Audiolabor (2.10.</text:span><text:span text:style-name="T12">090</text:span><text:span text:style-name="T7">)</text:span></text:p>
      <text:p text:style-name="P11"><text:span text:style-name="T7">Kontakt:<text:tab/></text:span><text:a xlink:type="simple" xlink:href="mailto:dunland@hfk-bremen.de" text:style-name="Internet_20_link" text:visited-style-name="Visited_20_Internet_20_Link"><text:span text:style-name="T7">dunland@hfk-bremen.de</text:span></text:a><text:span text:style-name="T7"><text:line-break/><text:tab/>0176 459 208 30</text:span></text:p>
      <text:p text:style-name="P17">Kurzbeschreibung:</text:p>
      <text:p text:style-name="P20">Entwurf 1:</text:p>
      <text:p text:style-name="P12"><text:span text:style-name="T7">Die Erfahrung eines Klangs ist nur dadurch möglich, dass es </text:span><text:span text:style-name="T8">darin </text:span><text:span text:style-name="T7">eine Zeit-Ebene gibt.<text:line-break/>Die Philosophie von Bernd Herzogenrath, </text:span><text:span text:style-name="T8">sowie </text:span><text:span text:style-name="T7">von </text:span><text:span text:style-name="T8">Deleuze, </text:span><text:span text:style-name="T7">Nietzsche und </text:span><text:span text:style-name="T8">weiteren </text:span><text:span text:style-name="T7">hat Klang als alternatives Vorbild zum Verständnis unserer Realität </text:span><text:span text:style-name="T8">erklärt</text:span><text:span text:style-name="T7">.<text:line-break/>Einmal verinnerlicht, entsteht durch diese Perspektive ein Fokus auf zeitgebundene Ereignisse: auf Veränderungen und Transformationen. Objekte sind nun nicht mehr als abgeschlossen zu verstehen, sondern lediglich als </text:span><text:span text:style-name="T8">vorübergehender</text:span><text:span text:style-name="T7"> Zustand von Materie.<text:line-break/>Was könnte </text:span><text:span text:style-name="T8">zur</text:span><text:span text:style-name="T7"> Darstellung dieser Idee naheliegender sein, als das sich ewig wandelnde Klang-Material, das wir in der stetigen Umwälzung unserer Popkultur erzeugen?</text:span></text:p>
      <text:p text:style-name="P20">Entwurf 2:</text:p>
      <text:p text:style-name="P10">Debris<text:span text:style-name="T7"> ist eine monumentale Vielkanal-Klangskulptur, die sich klanglich auseinandersetzt mit der Philosophie eines ontologischen </text:span>Werdens<text:span text:style-name="T7"> <text:s/>anstelle eines </text:span>Seins<text:span text:style-name="T7"> (begründet durch Bernd Herzogenrath, Deleuze und Nietzsche). </text:span></text:p>
      <text:p text:style-name="P18"><text:soft-page-break/>In Analogie dieser klanglichen Ontologie, nach der die Realität durch ständige Veränderung konstruiert wird, lädt die Rauminstallation zur Reflektieren ein über das Entstehen und Vergehen von Popmusik aus der Summe aller möglichen Sound-Konfigurationen.</text:p>
      <text:p text:style-name="P18"/>
      <text:p text:style-name="P19">Final:</text:p>
      <text:p text:style-name="P13"><text:span text:style-name="T10">Die Erfahrung eines Klangs ist nur dadurch möglich, dass es darin eine Zeit-Ebene gibt. <text:line-break/>Die Philosophie von Nietzsche, Deleuze und Herzogenrath gründet </text:span><text:span text:style-name="T11">damit</text:span><text:span text:style-name="T10"> die Idee einer Klang-Ontologie, </text:span><text:span text:style-name="T9">der Empfindung unserer</text:span><text:span text:style-name="T10"> Realität durch Veränderung und Transformationen.</text:span></text:p>
      <text:p text:style-name="P8"><text:span text:style-name="T4">Debris</text:span><text:span text:style-name="T10"> ist eine monumentale Vielkanal-Klangskulptur, die sich auseinandersetzt mit </text:span><text:span text:style-name="T9">eben dieser Perspektive des Sounds auf das Werden und Vergehen unserer Wirk‑lich‑keit.<text:line-break/>Was könnte </text:span><text:span text:style-name="T8">zur</text:span><text:span text:style-name="T9"> Darstellung dieser Idee naheliegender sein, als das sich ewig </text:span><text:span text:style-name="T19">umwälzende </text:span><text:span text:style-name="T9">Klang-Material, das </text:span><text:span text:style-name="T19">durch endloses Streaming von Musik entsteht</text:span><text:span text:style-name="T9">?</text:span></text:p>
      <text:p text:style-name="P15"><text:span text:style-name="T9">E</text:span><text:span text:style-name="T7">nglisch:</text:span></text:p>
      <text:p text:style-name="P9"><text:span text:style-name="T13">The </text:span><text:span text:style-name="T17">p</text:span><text:span text:style-name="T13">erception of Sound is only possible through it‘s time‑bound character.<text:line-break/></text:span><text:span text:style-name="T15">From</text:span><text:span text:style-name="T14"> </text:span><text:span text:style-name="T13">this, philosophers such as Herzogenrath, Deleuze and Nietzsche </text:span><text:span text:style-name="T15">draw</text:span><text:span text:style-name="T14"> their idea of a </text:span><text:span text:style-name="T5">sonic ontology</text:span><text:span text:style-name="T14">, a </text:span><text:span text:style-name="T15">conceiving</text:span><text:span text:style-name="T14"> o</text:span><text:span text:style-name="T15">f</text:span><text:span text:style-name="T14"> reality </text:span><text:span text:style-name="T17">focused</text:span><text:span text:style-name="T14"> on </text:span><text:span text:style-name="T15">time-bound qualities, on </text:span><text:span text:style-name="T14">change and transformation, </text:span><text:span text:style-name="T15">on a </text:span><text:span text:style-name="T5">Becoming</text:span><text:span text:style-name="T14"> rather than a </text:span><text:span text:style-name="T5">Being</text:span><text:span text:style-name="T14">.</text:span></text:p>
      <text:p text:style-name="P14"><text:span text:style-name="T5">Debris</text:span><text:span text:style-name="T14"> is a monumental multi-channel sound sculpture that reflects ‒ </text:span><text:span text:style-name="T15">aurally and sculpturally ‒ this</text:span><text:span text:style-name="T14"> very </text:span><text:span text:style-name="T15">idea </text:span><text:span text:style-name="T14">of </text:span><text:span text:style-name="T15">a transformational substantiality</text:span><text:span text:style-name="T14">. <text:line-break/>What else could be better suited </text:span><text:span text:style-name="T16">for</text:span><text:span text:style-name="T15"> representation</text:span><text:span text:style-name="T14"> than the </text:span><text:span text:style-name="T16">perpetually revolving </text:span><text:span text:style-name="T14">sonic matter </text:span><text:span text:style-name="T16">of </text:span><text:span text:style-name="T18">the ubiquitous streams of music</text:span><text:span text:style-name="T16">?</text:span></text:p>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EmojiFon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1:03:52.224532573</meta:creation-date>
    <dc:date>2020-01-28T15:24:44.025449807</dc:date>
    <meta:editing-duration>PT23M53S</meta:editing-duration>
    <meta:editing-cycles>8</meta:editing-cycles>
    <meta:generator>LibreOffice/6.0.7.3$Linux_X86_64 LibreOffice_project/00m0$Build-3</meta:generator>
    <meta:document-statistic meta:table-count="0" meta:image-count="0" meta:object-count="0" meta:page-count="2" meta:paragraph-count="25" meta:word-count="397" meta:character-count="2902" meta:non-whitespace-character-count="2524"/>
  </office:meta>
</office:document-meta>
</file>